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libri1" svg:font-family="Calibri"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paragraph-properties fo:margin-top="0.423cm" fo:margin-bottom="0.212cm" style:contextual-spacing="false" fo:line-height="100%" fo:text-align="start" style:justify-single-word="false"/>
      <style:text-properties style:use-window-font-color="true" loext:opacity="0%" style:font-name="Arial" fo:font-size="14pt" fo:font-weight="bold" fo:background-color="transparent" style:font-name-asian="Arial" style:font-name-complex="Arial"/>
    </style:style>
    <style:style style:name="P2" style:family="paragraph" style:parent-style-name="Standard">
      <style:paragraph-properties fo:margin-top="0cm" fo:margin-bottom="0.212cm" style:contextual-spacing="false" fo:line-height="100%" fo:text-align="start" style:justify-single-word="false"/>
      <style:text-properties style:use-window-font-color="true" loext:opacity="0%" style:font-name="Arial" fo:font-size="14pt" fo:font-weight="bold" officeooo:paragraph-rsid="0017ce91" fo:background-color="transparent" style:font-name-asian="Arial" style:font-name-complex="Arial"/>
    </style:style>
    <style:style style:name="P3"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4" style:family="paragraph" style:parent-style-name="Standard">
      <style:paragraph-properties fo:margin-top="0.423cm" fo:margin-bottom="0.212cm" style:contextual-spacing="false"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5" style:family="paragraph" style:parent-style-name="Standard">
      <style:paragraph-properties fo:margin-top="0cm" fo:margin-bottom="0.212cm" style:contextual-spacing="false"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7" style:family="paragraph" style:parent-style-name="Standard">
      <style:paragraph-properties fo:margin-top="0cm" fo:margin-bottom="0.212cm" style:contextual-spacing="false" fo:line-height="100%" fo:text-align="start" style:justify-single-word="false"/>
      <style:text-properties style:use-window-font-color="true" loext:opacity="0%" style:font-name="Times New Roman" fo:font-size="12pt" fo:font-weight="normal" officeooo:paragraph-rsid="0017ce91" fo:background-color="transparent" style:font-name-asian="Times New Roman" style:font-name-complex="Times New Roman"/>
    </style:style>
    <style:style style:name="P8" style:family="paragraph" style:parent-style-name="Standard">
      <style:paragraph-properties fo:margin-top="0cm" fo:margin-bottom="0.212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9" style:family="paragraph" style:parent-style-name="Standard" style:list-style-name="List_20_1">
      <style:paragraph-properties fo:margin-top="0cm" fo:margin-bottom="0.212cm" style:contextual-spacing="false"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10" style:family="paragraph" style:parent-style-name="Standard" style:list-style-name="List_20_1">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11" style:family="paragraph" style:parent-style-name="Standard" style:list-style-name="List_20_1">
      <style:paragraph-properties fo:line-height="100%" fo:text-align="start" style:justify-single-word="false"/>
      <style:text-properties style:use-window-font-color="true" loext:opacity="0%" style:font-name="Times New Roman" fo:font-size="12pt" fo:font-weight="normal" officeooo:paragraph-rsid="001c1430" fo:background-color="transparent" style:font-name-asian="Times New Roman" style:font-name-complex="Times New Roman"/>
    </style:style>
    <style:style style:name="P12" style:family="paragraph" style:parent-style-name="Standard" style:list-style-name="List_20_1">
      <style:paragraph-properties fo:line-height="100%" fo:text-align="start" style:justify-single-word="false"/>
      <style:text-properties style:use-window-font-color="true" loext:opacity="0%" style:font-name="Times New Roman" fo:font-size="12pt" fo:font-weight="normal" officeooo:paragraph-rsid="001cad00" fo:background-color="transparent" style:font-name-asian="Times New Roman" style:font-name-complex="Times New Roman"/>
    </style:style>
    <style:style style:name="P13" style:family="paragraph" style:parent-style-name="Standard" style:list-style-name="List_20_1">
      <style:paragraph-properties fo:line-height="100%" fo:text-align="start" style:justify-single-word="false"/>
      <style:text-properties style:use-window-font-color="true" loext:opacity="0%" style:font-name="Times New Roman" fo:font-size="12pt" fo:font-weight="normal" officeooo:paragraph-rsid="001ea8f0" fo:background-color="transparent" style:font-name-asian="Times New Roman" style:font-name-complex="Times New Roman"/>
    </style:style>
    <style:style style:name="P14" style:family="paragraph" style:parent-style-name="Standard" style:list-style-name="List_20_1">
      <style:paragraph-properties fo:line-height="100%" fo:text-align="start" style:justify-single-word="false"/>
      <style:text-properties style:use-window-font-color="true" loext:opacity="0%" style:font-name="Times New Roman" fo:font-size="12pt" fo:font-weight="normal" officeooo:rsid="001c1430" officeooo:paragraph-rsid="001c1430" fo:background-color="transparent" style:font-name-asian="Times New Roman" style:font-name-complex="Times New Roman"/>
    </style:style>
    <style:style style:name="P15" style:family="paragraph" style:parent-style-name="Standard">
      <style:paragraph-properties fo:margin-top="0.423cm" fo:margin-bottom="0.212cm" style:contextual-spacing="false" fo:line-height="100%" fo:text-align="start" style:justify-single-word="false"/>
      <style:text-properties style:use-window-font-color="true" loext:opacity="0%" style:font-name="Arial" fo:font-size="14pt" fo:font-weight="bold" fo:background-color="transparent" style:font-name-asian="Arial" style:font-name-complex="Arial"/>
    </style:style>
    <style:style style:name="P16" style:family="paragraph" style:parent-style-name="Standard">
      <style:paragraph-properties fo:margin-top="0.423cm" fo:margin-bottom="0.212cm" style:contextual-spacing="false" fo:line-height="100%" fo:text-align="start" style:justify-single-word="false"/>
      <style:text-properties style:use-window-font-color="true" loext:opacity="0%" style:font-name="Arial" fo:font-size="14pt" fo:font-weight="bold" officeooo:paragraph-rsid="001cad00" fo:background-color="transparent" style:font-name-asian="Arial" style:font-name-complex="Arial"/>
    </style:style>
    <style:style style:name="P17" style:family="paragraph" style:parent-style-name="Standard" style:list-style-name="List_20_1">
      <style:paragraph-properties fo:line-height="100%" fo:text-align="start" style:justify-single-word="false"/>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officeooo:rsid="001abe65"/>
    </style:style>
    <style:style style:name="T3" style:family="text">
      <style:text-properties officeooo:rsid="001b26c5"/>
    </style:style>
    <style:style style:name="T4" style:family="text">
      <style:text-properties style:text-underline-style="solid" style:text-underline-type="double" style:text-underline-width="auto" style:text-underline-color="font-color"/>
    </style:style>
    <style:style style:name="T5" style:family="text">
      <style:text-properties style:text-underline-style="none"/>
    </style:style>
    <style:style style:name="T6" style:family="text">
      <style:text-properties officeooo:rsid="001cad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5">Vous avez un rouleau d'étiquettes ou de feuillets partiellement utilisé, et vous voulez savoir approximativement combien il en reste.</text:p>
      <text:list text:style-name="List_20_1">
        <text:list-item>
          <text:p text:style-name="P9">C++</text:p>
        </text:list-item>
        <text:list-item>
          <text:p text:style-name="P9">Structures ?</text:p>
        </text:list-item>
        <text:list-item>
          <text:p text:style-name="P9">Documentation du code.</text:p>
        </text:list-item>
      </text:list>
      <text:p text:style-name="P8">Principe : </text:p>
      <text:p text:style-name="P7">La taille des feuillets (longueur et minceur) ne change pas. Le rapport entre le nombre de feuillets actuels et le nombre de feuillets total est donc le rapport des surfaces de la tranche du rouleau actuel sur le nombre de feuillets d'un rouleau plein.</text:p>
      <text:p text:style-name="P2">Divers : </text:p>
      <text:p text:style-name="P6">Temps estimé de la rédaction du cahier des charges : environ 1h.</text:p>
      <text:p text:style-name="P5">Temps réel de la rédaction du cahier des charges : moins d'1h.</text:p>
      <text:p text:style-name="P1">Version alpha :</text:p>
      <text:list text:continue-numbering="true" text:style-name="List_20_1">
        <text:list-item>
          <text:p text:style-name="P9">Données en dur.</text:p>
        </text:list-item>
        <text:list-item>
          <text:p text:style-name="P9">Affiche texte (valeurs en dur) et valeurs, calculs.</text:p>
        </text:list-item>
        <text:list-item>
          <text:p text:style-name="P10">Temps estimé : &lt; 1/2 journée.</text:p>
        </text:list-item>
        <text:list-item>
          <text:p text:style-name="P10">Temps réel : &lt; 1 h.</text:p>
        </text:list-item>
      </text:list>
      <text:p text:style-name="P1">Version béta :</text:p>
      <text:list text:continue-numbering="true" text:style-name="List_20_1">
        <text:list-item>
          <text:p text:style-name="P9">Demandes des valeurs.</text:p>
        </text:list-item>
        <text:list-item>
          <text:p text:style-name="P10">Temps estimé : &lt; 1/2 journée.</text:p>
        </text:list-item>
        <text:list-item>
          <text:p text:style-name="P10">Temps réel : &lt; 1 h.</text:p>
        </text:list-item>
      </text:list>
      <text:p text:style-name="P1">Version 1 : </text:p>
      <text:list text:continue-numbering="true" text:style-name="List_20_1">
        <text:list-item>
          <text:p text:style-name="P10">Enregistre les résultats dans un fichier, pour un inventaire.</text:p>
        </text:list-item>
        <text:list-item>
          <text:p text:style-name="P10">Temps estimé : &lt; 1/2 journée.</text:p>
        </text:list-item>
        <text:list-item>
          <text:p text:style-name="P10"><text:bookmark-start text:name="__DdeLink__941_2665665488"/>Temps réel : quelques heures. (Report du menu).<text:bookmark-end text:name="__DdeLink__941_2665665488"/></text:p>
        </text:list-item>
      </text:list>
      <text:p text:style-name="P1">Version 2 :</text:p>
      <text:list text:continue-numbering="true" text:style-name="List_20_1">
        <text:list-item>
          <text:p text:style-name="P9">Fichiers des étiquettes, par référence.</text:p>
        </text:list-item>
        <text:list-item>
          <text:p text:style-name="P10"><text:bookmark-start text:name="__DdeLink__1637_2665665488"/>Temps estimé : 1/2 journée.<text:bookmark-end text:name="__DdeLink__1637_2665665488"/></text:p>
        </text:list-item>
        <text:list-item>
          <text:p text:style-name="P11">Temps réel : quelques heures. </text:p>
        </text:list-item>
      </text:list>
      <text:p text:style-name="P1">Version 2.5 :</text:p>
      <text:list text:continue-numbering="true" text:style-name="List_20_1">
        <text:list-item>
          <text:p text:style-name="P9">Unité et gestion des affichages.</text:p>
        </text:list-item>
        <text:list-item>
          <text:p text:style-name="P14">Menu.</text:p>
        </text:list-item>
        <text:list-item>
          <text:p text:style-name="P10"><text:bookmark-start text:name="__DdeLink__1447_2665665488"/>Temps estimé : 1 journée.</text:p>
        </text:list-item>
        <text:list-item>
          <text:p text:style-name="P11">Temps réel : quelques heures. </text:p>
          <text:p text:style-name="P11"><text:bookmark-end text:name="__DdeLink__1447_2665665488"/></text:p>
        </text:list-item>
      </text:list>
      <text:p text:style-name="P1"><text:bookmark-start text:name="__DdeLink__1186_2665665488"/><text:span text:style-name="T5">Version</text:span> <text:span text:style-name="T6">2.8</text:span> :<text:bookmark-end text:name="__DdeLink__1186_2665665488"/></text:p>
      <text:list text:continue-numbering="true" text:style-name="List_20_1">
        <text:list-item>
          <text:p text:style-name="P12"><text:soft-page-break/><text:span text:style-name="T2">Mémorisation et remémoration des références : </text:span><text:span text:style-name="T3">diamètre…</text:span></text:p>
        </text:list-item>
        <text:list-item>
          <text:p text:style-name="P13">Temps estimé : 1/2 journée.</text:p>
        </text:list-item>
        <text:list-item>
          <text:p text:style-name="P13">Temps réel : quelques heures. </text:p>
          <text:p text:style-name="P13"/>
        </text:list-item>
      </text:list>
      <text:p text:style-name="P16"><text:span text:style-name="T5">Version</text:span> 3 :</text:p>
      <text:list text:continue-numbering="true" text:style-name="List_20_1">
        <text:list-item>
          <text:p text:style-name="P17"><text:span text:style-name="T1">Langues par fichier.</text:span></text:p>
        </text:list-item>
        <text:list-item>
          <text:p text:style-name="P10">Codage UF8 des sources et langues.</text:p>
        </text:list-item>
        <text:list-item>
          <text:p text:style-name="P10">Temps estimé : 1 journée.</text:p>
        </text:list-item>
      </text:list>
      <text:p text:style-name="P3"/>
      <text:p text:style-name="P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libri1" svg:font-family="Calibri"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28T21:34:09.183116210</dc:date>
    <meta:editing-duration>PT11M59S</meta:editing-duration>
    <meta:editing-cycles>12</meta:editing-cycles>
    <meta:generator>LibreOffice/7.6.4.1$Linux_X86_64 LibreOffice_project/60$Build-1</meta:generator>
    <meta:document-statistic meta:table-count="0" meta:image-count="0" meta:object-count="0" meta:page-count="2" meta:paragraph-count="43" meta:word-count="273" meta:character-count="1405" meta:non-whitespace-character-count="1195"/>
  </office:meta>
</office:document-meta>
</file>